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9-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3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consumibles para impresoras asignadas a Dirección  Central y OAC pertenecientes a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CORPORACION OFFICE PREMIER 2000, C.A., RIF: J-29538654-0, por un monto de Bs. 13.259,97, ubicada en AVDA. ROMULO GALLEGOS C.C. LA FLORESTA LOCAL 2 SECTOR LA FLORESTA. MATURIN ESTADO MONAGAS, MATURIN ESTADO MONAGAS
<text:line-break/>
<text:line-break/></text:p>
      <text:p text:style-name="P11"/>
      <text:p text:style-name="P5"><text:span text:style-name="T21">En Maturín, a los </text:span><text:span text:style-name="Fuente_20_de_20_párrafo_20_predeter."><text:span text:style-name="T17"><text:s/>ocho (08)</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